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Body_20_Text_20_First_20_Indent">
      <style:paragraph-properties fo:margin-left="0in" fo:margin-right="0in" fo:text-align="center" style:justify-single-word="false"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2" style:family="paragraph" style:parent-style-name="Text_20_body">
      <style:paragraph-properties fo:margin-left="0in" fo:margin-right="0in" fo:text-align="start" style:justify-single-word="false" fo:text-indent="0in" style:auto-text-indent="false"/>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List_20_Continue">
      <style:paragraph-properties fo:margin-left="0in" fo:margin-right="0in" fo:text-indent="0in" style:auto-text-indent="false"/>
    </style:style>
    <style:style style:name="P16" style:family="paragraph" style:parent-style-name="Standard">
      <style:paragraph-properties fo:margin-left="0in" fo:margin-right="0in" fo:margin-top="0in" fo:margin-bottom="0.0799in" fo:text-indent="0in" style:auto-text-indent="false"/>
    </style:style>
    <style:style style:name="P17" style:family="paragraph" style:parent-style-name="Normal_20__28_Web_29_">
      <style:paragraph-properties fo:margin-left="0in" fo:margin-right="0in" fo:margin-top="0in" fo:margin-bottom="0.0799in" fo:text-indent="0in" style:auto-text-indent="false"/>
    </style:style>
    <style:style style:name="P18" style:family="paragraph" style:parent-style-name="Text_20_body">
      <style:paragraph-properties fo:margin-left="0in" fo:margin-right="0in" fo:margin-top="0in" fo:margin-bottom="0.0799in" fo:text-indent="0in" style:auto-text-indent="false"/>
    </style:style>
    <style:style style:name="P19" style:family="paragraph" style:parent-style-name="Normal_20__28_Web_29_">
      <style:paragraph-properties fo:margin-left="0in" fo:margin-right="0in" fo:text-indent="0in" style:auto-text-indent="false"/>
    </style:style>
    <style:style style:name="P20" style:family="paragraph" style:parent-style-name="Text_20_body">
      <style:paragraph-properties fo:margin-left="0in" fo:margin-right="0in" fo:margin-top="0in" fo:margin-bottom="0.0598in" fo:text-indent="0in" style:auto-text-indent="false"/>
    </style:style>
    <style:style style:name="P21" style:family="paragraph" style:parent-style-name="List">
      <style:paragraph-properties fo:margin-left="-0.5in" fo:margin-right="0in" fo:text-indent="0in" style:auto-text-indent="false"/>
    </style:style>
    <style:style style:name="P22" style:family="paragraph" style:parent-style-name="List_20_Continue">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style>
    <style:style style:name="P24" style:family="paragraph" style:parent-style-name="Text_20_body">
      <style:paragraph-properties fo:margin-left="1in" fo:margin-right="0in" fo:margin-top="0in" fo:margin-bottom="0in" fo:text-indent="0in" style:auto-text-indent="false"/>
    </style:style>
    <style:style style:name="P25" style:family="paragraph" style:parent-style-name="Text_20_body">
      <style:paragraph-properties fo:margin-left="1in" fo:margin-right="0in" fo:text-indent="0in" style:auto-text-indent="false"/>
      <style:text-properties fo:font-style="italic" style:font-style-asian="italic" style:font-style-complex="italic"/>
    </style:style>
    <style:style style:name="P26"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7"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9" style:family="paragraph" style:parent-style-name="Normal_20__28_Web_29_">
      <style:paragraph-properties fo:margin-left="0.5in" fo:margin-right="0in" fo:margin-top="0in" fo:margin-bottom="0in" fo:text-indent="0in" style:auto-text-indent="false"/>
    </style:style>
    <style:style style:name="P30" style:family="paragraph" style:parent-style-name="Text_20_body">
      <style:paragraph-properties fo:margin-left="0.5in" fo:margin-right="0in" fo:text-indent="0in" style:auto-text-indent="false"/>
    </style:style>
    <style:style style:name="P31"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32" style:family="paragraph" style:parent-style-name="Text_20_body">
      <style:paragraph-properties fo:margin-left="0.5in" fo:margin-right="0in" fo:text-indent="0in" style:auto-text-indent="false"/>
      <style:text-properties fo:font-style="italic" style:font-style-asian="italic"/>
    </style:style>
    <style:style style:name="P33"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3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35"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0" style:family="paragraph" style:parent-style-name="Date">
      <style:paragraph-properties fo:margin-left="2.5in" fo:margin-right="0in" fo:text-indent="0in" style:auto-text-indent="false"/>
    </style:style>
    <style:style style:name="P41" style:family="paragraph" style:parent-style-name="List_20_Number_20_4">
      <style:paragraph-properties fo:margin-left="-1in" fo:margin-right="0in" fo:text-indent="0in" style:auto-text-indent="false"/>
    </style:style>
    <style:style style:name="P42"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43" style:family="paragraph" style:parent-style-name="Heading_20_2">
      <style:paragraph-properties fo:margin-left="0.0083in" fo:margin-right="0in" fo:text-indent="0in" style:auto-text-indent="false"/>
    </style:style>
    <style:style style:name="P4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5" style:family="paragraph" style:parent-style-name="Contents_20_2">
      <style:paragraph-properties>
        <style:tab-stops>
          <style:tab-stop style:position="5.5252in" style:type="right" style:leader-style="dotted" style:leader-text="."/>
        </style:tab-stops>
      </style:paragraph-properties>
    </style:style>
    <style:style style:name="P46" style:family="paragraph" style:parent-style-name="Standard">
      <style:paragraph-properties fo:margin-top="0in" fo:margin-bottom="0.0799in"/>
      <style:text-properties fo:color="#000000" fo:font-weight="normal" style:font-weight-asian="normal" style:font-weight-complex="normal"/>
    </style:style>
    <style:style style:name="P47" style:family="paragraph" style:parent-style-name="List_20_Number_20_4">
      <style:paragraph-properties fo:margin-left="0in" fo:margin-right="0in" fo:text-indent="0in" style:auto-text-indent="false"/>
    </style:style>
    <style:style style:name="P48" style:family="paragraph" style:parent-style-name="List_20_Number_20_4">
      <style:paragraph-properties fo:margin-left="0in" fo:margin-right="0in" fo:text-indent="0in" style:auto-text-indent="false"/>
    </style:style>
    <style:style style:name="P4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5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55"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56"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57" style:family="paragraph" style:parent-style-name="Standard" style:list-style-name="L1">
      <style:paragraph-properties fo:margin-left="0in" fo:margin-right="0in" fo:margin-top="0in" fo:margin-bottom="0.0799in" fo:text-indent="0in" style:auto-text-indent="false"/>
    </style:style>
    <style:style style:name="P58" style:family="paragraph" style:parent-style-name="Standard" style:list-style-name="L1">
      <style:paragraph-properties fo:margin-left="0in" fo:margin-right="0in" fo:margin-top="0in" fo:margin-bottom="0.0799in" fo:text-indent="0in" style:auto-text-indent="false"/>
    </style:style>
    <style:style style:name="P5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0" style:family="paragraph" style:parent-style-name="Text_20_body" style:list-style-name="WW8Num18">
      <style:paragraph-properties fo:margin-left="-1in" fo:margin-right="0in" fo:margin-top="0in" fo:margin-bottom="0.0799in" fo:text-indent="0in" style:auto-text-indent="false"/>
    </style:style>
    <style:style style:name="P6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2" style:family="paragraph" style:parent-style-name="Text_20_body">
      <style:paragraph-properties fo:margin-left="-0.5in" fo:margin-right="0in" fo:text-indent="0in" style:auto-text-indent="false"/>
    </style:style>
    <style:style style:name="P63" style:family="paragraph" style:parent-style-name="Text_20_body" style:list-style-name="WW8Num33">
      <style:paragraph-properties fo:margin-left="-0.5in" fo:margin-right="0in" fo:text-indent="0in" style:auto-text-indent="false"/>
    </style:style>
    <style:style style:name="P64" style:family="paragraph" style:parent-style-name="Text_20_body" style:list-style-name="WW8Num33">
      <style:paragraph-properties fo:margin-left="-0.5in" fo:margin-right="0in" fo:text-indent="0in" style:auto-text-indent="false"/>
    </style:style>
    <style:style style:name="P65" style:family="paragraph" style:parent-style-name="Text_20_body" style:list-style-name="WW8Num33">
      <style:paragraph-properties fo:margin-left="-0.5in" fo:margin-right="0in" fo:text-indent="0in" style:auto-text-indent="false"/>
    </style:style>
    <style:style style:name="P66"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8" style:family="paragraph" style:parent-style-name="Text_20_body" style:list-style-name="WW8Num33">
      <style:paragraph-properties fo:margin-left="0in" fo:margin-right="0in" fo:text-indent="0in" style:auto-text-indent="false"/>
    </style:style>
    <style:style style:name="P69" style:family="paragraph" style:parent-style-name="Text_20_body" style:list-style-name="L2">
      <style:paragraph-properties fo:margin-left="0.5in" fo:margin-right="0in" fo:margin-top="0in" fo:margin-bottom="0in" fo:text-indent="0in" style:auto-text-indent="false"/>
    </style:style>
    <style:style style:name="P70" style:family="paragraph" style:parent-style-name="Text_20_body" style:list-style-name="L2">
      <style:paragraph-properties fo:margin-left="0.5in" fo:margin-right="0in" fo:margin-top="0in" fo:margin-bottom="0in" fo:text-indent="0in" style:auto-text-indent="false"/>
    </style:style>
    <style:style style:name="P71" style:family="paragraph" style:parent-style-name="Text_20_body" style:list-style-name="L2">
      <style:paragraph-properties fo:margin-left="0.5in" fo:margin-right="0in" fo:margin-top="0in" fo:margin-bottom="0in" fo:text-indent="0in" style:auto-text-indent="false"/>
    </style:style>
    <style:style style:name="P72" style:family="paragraph" style:parent-style-name="Text_20_body" style:list-style-name="L2">
      <style:paragraph-properties fo:margin-left="0.5in" fo:margin-right="0in" fo:margin-top="0in" fo:margin-bottom="0in" fo:text-indent="0in" style:auto-text-indent="false"/>
    </style:style>
    <style:style style:name="P73" style:family="paragraph" style:parent-style-name="Text_20_body" style:list-style-name="L2">
      <style:paragraph-properties fo:margin-left="0.5in" fo:margin-right="0in" fo:text-indent="0in" style:auto-text-indent="false"/>
    </style:style>
    <style:style style:name="P74" style:family="paragraph" style:parent-style-name="Text_20_body" style:list-style-name="L2">
      <style:paragraph-properties fo:margin-left="0.5in" fo:margin-right="0in" fo:text-indent="0in" style:auto-text-indent="false"/>
    </style:style>
    <style:style style:name="P75" style:family="paragraph" style:parent-style-name="Text_20_body" style:list-style-name="L2">
      <style:paragraph-properties fo:margin-left="1in" fo:margin-right="0in" fo:margin-top="0in" fo:margin-bottom="0in" fo:text-indent="0in" style:auto-text-indent="false"/>
    </style:style>
    <style:style style:name="P76" style:family="paragraph" style:parent-style-name="Text_20_body" style:list-style-name="L2">
      <style:paragraph-properties fo:margin-left="1in" fo:margin-right="0in" fo:margin-top="0in" fo:margin-bottom="0in" fo:text-indent="0in" style:auto-text-indent="false"/>
    </style:style>
    <style:style style:name="P77" style:family="paragraph" style:parent-style-name="Text_20_body" style:list-style-name="L2">
      <style:paragraph-properties fo:margin-left="1in" fo:margin-right="0in" fo:margin-top="0in" fo:margin-bottom="0in" fo:text-indent="0in" style:auto-text-indent="false"/>
    </style:style>
    <style:style style:name="P78" style:family="paragraph" style:parent-style-name="Text_20_body" style:list-style-name="L2">
      <style:paragraph-properties fo:margin-left="1in" fo:margin-right="0in" fo:margin-top="0in" fo:margin-bottom="0in" fo:text-indent="0in" style:auto-text-indent="false"/>
    </style:style>
    <style:style style:name="P79" style:family="paragraph" style:parent-style-name="Text_20_body" style:list-style-name="L2">
      <style:paragraph-properties fo:margin-left="1in" fo:margin-right="0in" fo:margin-top="0in" fo:margin-bottom="0in" fo:text-indent="0in" style:auto-text-indent="false"/>
    </style:style>
    <style:style style:name="P80" style:family="paragraph" style:parent-style-name="Text_20_body" style:list-style-name="L2">
      <style:paragraph-properties fo:margin-left="1in" fo:margin-right="0in" fo:margin-top="0in" fo:margin-bottom="0in" fo:text-indent="0in" style:auto-text-indent="false"/>
    </style:style>
    <style:style style:name="P81" style:family="paragraph" style:parent-style-name="Text_20_body" style:list-style-name="L2">
      <style:paragraph-properties fo:margin-left="1in" fo:margin-right="0in" fo:text-indent="0in" style:auto-text-indent="false"/>
    </style:style>
    <style:style style:name="P82" style:family="paragraph" style:parent-style-name="List" style:list-style-name="WW8Num24">
      <style:paragraph-properties fo:margin-left="-0.5in" fo:margin-right="0in" fo:text-indent="-0.25in" style:auto-text-indent="false"/>
    </style:style>
    <style:style style:name="P83" style:family="paragraph" style:parent-style-name="List" style:list-style-name="WW8Num24">
      <style:paragraph-properties fo:margin-left="-0.5in" fo:margin-right="0in" fo:text-indent="-0.25in" style:auto-text-indent="false"/>
    </style:style>
    <style:style style:name="P84" style:family="paragraph" style:parent-style-name="List" style:list-style-name="WW8Num24">
      <style:paragraph-properties fo:margin-left="-0.5in" fo:margin-right="0in" fo:text-indent="-0.25in" style:auto-text-indent="false"/>
    </style:style>
    <style:style style:name="P85" style:family="paragraph" style:parent-style-name="List" style:list-style-name="WW8Num24">
      <style:paragraph-properties fo:margin-left="-0.5in" fo:margin-right="0in" fo:text-indent="-0.25in" style:auto-text-indent="false"/>
    </style:style>
    <style:style style:name="P86" style:family="paragraph" style:parent-style-name="List" style:list-style-name="WW8Num24">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font-style="normal" style:font-style-asian="normal" style:font-style-complex="normal"/>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2 on AIX</text:p>
      <text:p text:style-name="P5">Installing AIX standalone nodes </text:p>
      <text:p text:style-name="P4">(using standard NIM rte method)</text:p>
      <text:p text:style-name="P3"><text:s text:c="2"/>Version: 1.0</text:p>
      <text:p text:style-name="P40">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4"><text:a xlink:type="simple" xlink:href="#1.Installing AIX nodes (using standard NIM rte method)|outline">1.0 Installing AIX nodes (using standard NIM rte method)<text:tab/>1</text:a></text:p>
          <text:p text:style-name="P45"><text:a xlink:type="simple" xlink:href="#1.1.Create an operating system image|outline">1.1 Create an operating system image<text:tab/>2</text:a></text:p>
          <text:p text:style-name="P45"><text:a xlink:type="simple" xlink:href="#1.2.Create additional NIM network definitions (optional)  |outline">1.2 Create additional NIM network definitions (optional) <text:s/><text:tab/>3</text:a></text:p>
          <text:p text:style-name="P45"><text:a xlink:type="simple" xlink:href="#1.3.Define xCAT networks|outline">1.3 Define xCAT networks<text:tab/>3</text:a></text:p>
          <text:p text:style-name="P45"><text:a xlink:type="simple" xlink:href="#1.4.Define the HMC as an xCAT node|outline">1.4 Define the HMC as an xCAT node<text:tab/>4</text:a></text:p>
          <text:p text:style-name="P45"><text:a xlink:type="simple" xlink:href="#1.5.Discover the LPARs managed by the HMC|outline">1.5 Discover the LPARs managed by the HMC<text:tab/>4</text:a></text:p>
          <text:p text:style-name="P45"><text:a xlink:type="simple" xlink:href="#1.6.Define xCAT cluster nodes|outline">1.6 Define xCAT cluster nodes<text:tab/>5</text:a></text:p>
          <text:p text:style-name="P45"><text:a xlink:type="simple" xlink:href="#1.7.Define xCAT groups (optional)|outline">1.7 Define xCAT groups (optional)<text:tab/>5</text:a></text:p>
          <text:p text:style-name="P45"><text:a xlink:type="simple" xlink:href="#1.8. Set up customization scripts (optional)|outline">1.8 <text:s/>Set up customization scripts (optional)<text:tab/>6</text:a></text:p>
          <text:p text:style-name="P45"><text:a xlink:type="simple" xlink:href="#1.9.Create NIM client &amp; group definitions|outline">1.9 Create NIM client &amp; group definitions<text:tab/>6</text:a></text:p>
          <text:p text:style-name="P45"><text:a xlink:type="simple" xlink:href="#1.10.Initialize the AIX/NIM  nodes|outline">1.10 Initialize the AIX/NIM <text:s/>nodes<text:tab/>7</text:a></text:p>
          <text:p text:style-name="P45"><text:a xlink:type="simple" xlink:href="#1.11.Initiate a network boot|outline">1.11 Initiate a network boot<text:tab/>8</text:a></text:p>
          <text:p text:style-name="P45"><text:a xlink:type="simple" xlink:href="#1.12.Verify the deployment|outline">1.12 Verify the deployment<text:tab/>8</text:a></text:p>
          <text:p text:style-name="P44"><text:a xlink:type="simple" xlink:href="#2.Cleanup|outline">2.0 Cleanup<text:tab/>9</text:a></text:p>
          <text:p text:style-name="P45"><text:a xlink:type="simple" xlink:href="#2.1.Removing NIM machine definitions|outline">2.1 Removing NIM machine definitions<text:tab/>9</text:a></text:p>
          <text:p text:style-name="P45"><text:a xlink:type="simple" xlink:href="#2.2.Removing NIM resources |outline">2.2 Removing NIM resources <text:tab/>10</text:a></text:p>
        </text:index-body>
      </text:table-of-content>
      <text:p text:style-name="P1"/>
      <text:h text:style-name="Heading_20_1" text:outline-level="1">Installing AIX nodes (<text:span text:style-name="T11">using standard NIM rte method)</text:span></text:h>
      <text:p text:style-name="P16">This “How-To” illustrates how AIX “standalone” machines may be installed using the NIM “rte” method.</text:p>
      <text:p text:style-name="P16">The process uses xCAT features to automatically run the necessary NIM commands. <text:s text:c="2"/></text:p>
      <text:list text:style-name="WW8Num18">
        <text:list-item>
          <text:list>
            <text:list-header>
              <text:p text:style-name="P60">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18">The process described below is one basic set of steps that may be used to install an AIX standalone node using the NIM “rte” installation method and is not meant to be a comprehensive guide of all the available NIM options. </text:p>
      <text:p text:style-name="P46">Before starting this process it is assumed you have completed the following.</text:p>
      <text:p text:style-name="P46"/>
      <text:list text:style-name="WW8Num24">
        <text:list-item>
          <text:p text:style-name="P82">An AIX system has been installed to use as an xCAT management node.</text:p>
        </text:list-item>
        <text:list-item>
          <text:p text:style-name="P82"><text:soft-page-break/>All relevant base AIX services are configured and running. <text:s/>This includes (but is not limited to) bootp, tftp, NFS, and hostname resolution.</text:p>
        </text:list-item>
        <text:list-item>
          <text:p text:style-name="P82">The cluster network is set up.</text:p>
        </text:list-item>
        <text:list-item>
          <text:p text:style-name="P82">xCAT and prerequisite software has been installed on the management node.</text:p>
        </text:list-item>
        <text:list-item>
          <text:p text:style-name="P82">LPARs have already been created using the HMC interfaces. <text:s/></text:p>
        </text:list-item>
      </text:list>
      <text:p text:style-name="P21"/>
      <text:h text:style-name="Heading_20_2" text:outline-level="2">Create an operating system image</text:h>
      <text:p text:style-name="P9">Use the xCAT <text:span text:style-name="T2">mknimimage</text:span> command to create an xCAT <text:span text:style-name="T4">osimage</text:span> definition as well as the required NIM installation resources.</text:p>
      <text:p text:style-name="P9">An xCAT <text:span text:style-name="T4">osimage</text:span> definition is used to keep track of a unique operating system image and how it will be deployed. <text:s/></text:p>
      <text:p text:style-name="P9">In order to use NIM to perform a remote network boot of a cluster node the NIM software must be installed, <text:s/>NIM must be configured, and some basic NIM resources must be created.</text:p>
      <text:p text:style-name="P9">The <text:span text:style-name="T2">mknimimage</text:span>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9">When you run the command you must provide a source directory for the required software. <text:s/>For the initial setup this is typically the product media (ex. /dev/cd0) but it could also be the name of an existing “lpp_source” resource. </text:p>
      <text:p text:style-name="P9">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9">For example, <text:s/>to create an <text:span text:style-name="T4">osimage</text:span> named “610image” and the required NIM resources you could run the following command.</text:p>
      <text:p text:style-name="P9"><text:tab/><text:span text:style-name="T4">mknimimage -s /dev/cd0 610image</text:span></text:p>
      <text:p text:style-name="P13">(Creating the NIM resources could take a while!)</text:p>
      <text:p text:style-name="P9">By default the command will create NIM <text:span text:style-name="T4">lpp_source</text:span>, <text:span text:style-name="T4">spot</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9">For example, if you want to include an installp_bundle resource named <text:span text:style-name="T4">mysshbndl </text:span><text:span text:style-name="T9">you could run the command as follows.</text:span></text:p>
      <text:p text:style-name="P14"><text:tab/>mknimimage -s /dev/cd0 610image installp_bundle= mysshbndl</text:p>
      <text:p text:style-name="P9">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9">”), except for the SPOT name. <text:s/>The default name for the SPOT resource will be the same as the </text:span><text:span text:style-name="T4">osimage</text:span><text:span text:style-name="T9"> name.</text:span></text:p>
      <text:p text:style-name="P20"><text:soft-page-break/>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20">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0">You can list NIM resource definitions using the AIX <text:span text:style-name="T2">lsnim</text:span> command. For example, if the name of your SPOT resource is "<text:span text:style-name="T4">610image</text:span>" then you could get the details by running: <text:s text:c="2"/></text:p>
      <text:p text:style-name="P20"><text:tab/><text:span text:style-name="T6">lsnim -l 610image</text:span></text:p>
      <text:p text:style-name="P20">To see the actual contents of a NIM resource use "<text:span text:style-name="T4">nim -o showres &lt;resource name&gt;</text:span>". <text:s/>For example, to get a list of the software installed in your SPOT you could run:</text:p>
      <text:p text:style-name="P20"><text:s text:c="8"/><text:tab/><text:span text:style-name="T6">nim -o showres <text:s/>610image</text:span></text:p>
      <text:p text:style-name="P1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6">For this example we are assuming that the xCAT management node and the LPARs are all connected to the same network. <text:s/></text:p>
      <text:p text:style-name="P17">However, depending on your specific situation, you may need to create additional NIM network and route definitions. <text:s/></text:p>
      <text:p text:style-name="P17">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3" text:outline-level="2">Define xCAT networks</text:h>
      <text:p text:style-name="P9">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4"/>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text:soft-page-break/>For example:</text:p>
      <text:p text:style-name="P2"/>
      <text:p text:style-name="P2"><text:tab/><text:span text:style-name="T6">mkdef -t network -o net1 net=9.114.113.224 mask=255.255.255.224 <text:tab/><text:tab/><text:tab/><text:tab/>gateway=9.114.113.254</text:span></text:p>
      <text:p text:style-name="P28"/>
      <text:list text:style-name="WW8Num18" text:continue-numbering="true">
        <text:list-item>
          <text:list text:continue-numbering="true">
            <text:list-header>
              <text:p text:style-name="P61"><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5">The xCAT hardware control support requires that the hardware control point for the nodes also be defined as a cluster node.</text:p>
      <text:p text:style-name="P15">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3">mkdef –t node –o hmc01 groups=”all” <text:s/>nodetype=hmc <text:s/>mgt=hmc <text:s/><text:tab/>username=hscroot <text:s/>password=abc123</text:p>
      <text:h text:style-name="Heading_20_2" text:outline-level="2">Discover the LPARs managed by the HMC</text:h>
      <text:p text:style-name="Standard"/>
      <text:p text:style-name="P15">This step assumes that the partitions are already created using the standard HMC interfaces. </text:p>
      <text:p text:style-name="P1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5">To write the stanza format output of <text:span text:style-name="T1">rscan</text:span> to a file called “<text:span text:style-name="T3">mystanzafile”</text:span> run the following command.</text:p>
      <text:p text:style-name="P15"><text:tab/><text:span text:style-name="T3">rscan –z hmc01 &gt; mystanzafile</text:span></text:p>
      <text:p text:style-name="P15">This file can then be checked and modified as needed. <text:s/>For example you may need to add a different name for the node definition or add additional attributes and values.</text:p>
      <text:p text:style-name="P15"><text:span text:style-name="T1">Note</text:span>: The stanza file will contain stanzas for things other than the LPARs. <text:s/>This information must also be defined in the xCAT database. <text:s/>It is not necessary to modify the non-LPAR stanzas in any way.</text:p>
      <text:p text:style-name="P15">The updated stanza file might look something like the following. <text:s/><text:span text:style-name="T8"><text:s/></text:span></text:p>
      <text:p text:style-name="P37"><text:span text:style-name="T14">Server-9117-MMA-SN10F6F3D</text:span><text:span text:style-name="T15">:</text:span></text:p>
      <text:p text:style-name="P38"><text:s text:c="8"/>objtype=node</text:p>
      <text:p text:style-name="P38"><text:s text:c="8"/>nodetype=fsp</text:p>
      <text:p text:style-name="P37"><text:span text:style-name="T15"><text:s text:c="8"/></text:span><text:span text:style-name="T14">id=5</text:span></text:p>
      <text:p text:style-name="P39"><text:s text:c="8"/>model=9118-575</text:p>
      <text:p text:style-name="P39"><text:s text:c="8"/>serial=02013EB</text:p>
      <text:p text:style-name="P39"><text:s text:c="8"/>hcp=hmc01</text:p>
      <text:p text:style-name="P39"><text:s text:c="8"/>pprofile=</text:p>
      <text:p text:style-name="P39"><text:soft-page-break/><text:s text:c="8"/>parent=Server-9458-10099201WM_A</text:p>
      <text:p text:style-name="P39"><text:s text:c="8"/>groups=fsp,all</text:p>
      <text:p text:style-name="P39"><text:s text:c="8"/>mgt=hmc</text:p>
      <text:p text:style-name="P39"/>
      <text:p text:style-name="P39">node01:</text:p>
      <text:p text:style-name="P39"><text:s text:c="8"/>objtype=node</text:p>
      <text:p text:style-name="P39"><text:s text:c="8"/>nodetype=lpar,osi</text:p>
      <text:p text:style-name="P37"><text:span text:style-name="T14"><text:s text:c="8"/></text:span><text:span text:style-name="T15">id=9</text:span></text:p>
      <text:p text:style-name="P39"><text:s text:c="8"/>hcp=hmc01</text:p>
      <text:p text:style-name="P39"><text:s text:c="8"/>pprofile=lpar9</text:p>
      <text:p text:style-name="P39"><text:s text:c="8"/>parent=Server-9117-MMA-SN10F6F3D</text:p>
      <text:p text:style-name="P39"><text:s text:c="8"/>groups=all</text:p>
      <text:p text:style-name="P37"><text:span text:style-name="T14"><text:s text:c="8"/></text:span><text:span text:style-name="T15">mgt=hmc</text:span></text:p>
      <text:p text:style-name="P38"/>
      <text:p text:style-name="P38">node02:</text:p>
      <text:p text:style-name="P38"><text:s text:c="8"/>objtype=node</text:p>
      <text:p text:style-name="P38"><text:s text:c="8"/>nodetype=lpar,osi</text:p>
      <text:p text:style-name="P37"><text:span text:style-name="T15"><text:s text:c="8"/></text:span><text:span text:style-name="T14">id=7</text:span></text:p>
      <text:p text:style-name="P39"><text:s text:c="8"/>hcp=hmc01</text:p>
      <text:p text:style-name="P39"><text:s text:c="8"/>pprofile=lpar6</text:p>
      <text:p text:style-name="P39"><text:s text:c="8"/>parent=Server-9117-MMA-SN10F6F3D</text:p>
      <text:p text:style-name="P39"><text:s text:c="8"/>groups=all</text:p>
      <text:p text:style-name="P39"><text:s text:c="8"/>mgt=hmc</text:p>
      <text:p text:style-name="P22"/>
      <text:p text:style-name="P1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1">The information gathered by the <text:span text:style-name="T1">rscan </text:span>command can be used to create xCAT node definitions.</text:p>
          <text:p text:style-name="P41"/>
          <text:p text:style-name="P41">Since we have put all the node information in a stanza file we can now pass the contents of the file to the <text:span text:style-name="T1">mkdef</text:span> command to add the definitions to the database.</text:p>
          <text:p text:style-name="P41"/>
          <text:p text:style-name="P41"><text:tab/><text:span text:style-name="T5">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8"/>
      <text:h text:style-name="Heading_20_2" text:outline-level="2">Define xCAT groups (optional)</text:h>
      <text:list text:style-name="WW8Num2" text:continue-numbering="true">
        <text:list-header>
          <text:p text:style-name="P41"/>
          <text:p text:style-name="P41">There are two basic ways to create xCAT node groups. <text:s text:c="2"/>You can either set the “groups” attribute of the node definition or you can create a group directly. <text:s/></text:p>
        </text:list-header>
      </text:list>
      <text:p text:style-name="P47"><text:soft-page-break/></text:p>
      <text:p text:style-name="P47">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41"/>
        </text:list-header>
      </text:list>
      <text:p text:style-name="P9"><text:tab/><text:span text:style-name="T5">chdef –t node -p –o node01,node02,node03 groups=aixnodes </text:span></text:p>
      <text:p text:style-name="P9">The “-p” option specifies that “aixnodes” be added to any existing value for the “groups” attribute.</text:p>
      <text:list text:style-name="WW8Num2" text:continue-numbering="true">
        <text:list-header>
          <text:p text:style-name="P41">The second option would be to create a new group definition directly using the <text:span text:style-name="T1">mkdef</text:span> command as follows.</text:p>
          <text:p text:style-name="P41"/>
        </text:list-header>
      </text:list>
      <text:p text:style-name="P9"><text:tab/><text:span text:style-name="T5">mkdef –t group –o aixnodes members=”node01,node02,node03”</text:span></text:p>
      <text:p text:style-name="P11">These two options will result in exactly the same definitions and attribute values being created.</text:p>
      <text:h text:style-name="Heading_20_2" text:outline-level="2"><text:span text:style-name="_20_Char"><text:s/></text:span><text:span text:style-name="_20_Char"><text:span text:style-name="T10">Set up customization scripts (optional)</text:span></text:span></text:h>
      <text:p text:style-name="Standard"><text:span text:style-name="_20_Char"><text:span text:style-name="T8"/></text:span></text:p>
      <text:p text:style-name="P16"><text:span text:style-name="_20_Char"><text:span text:style-name="T10">xCAT supports the running of user-provided customization scripts on the nodes when they are installed. <text:s text:c="2"/></text:span></text:span></text:p>
      <text:p text:style-name="P16"><text:span text:style-name="_20_Char"><text:span text:style-name="T10">To have your script run on the nodes:</text:span></text:span></text:p>
      <text:list text:style-name="L1">
        <text:list-item>
          <text:p text:style-name="P57"><text:span text:style-name="_20_Char"><text:span text:style-name="T10">Put a copy of your script in /install/postscripts on the xCAT management node. <text:s/>(Make sure it is executable.)</text:span></text:span></text:p>
        </text:list-item>
        <text:list-item>
          <text:p text:style-name="P57"><text:span text:style-name="_20_Char"><text:span text:style-name="T1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1">chdef</text:span></text:span><text:span text:style-name="_20_Char"><text:span text:style-name="T10"> command as follows.</text:span></text:span></text:p>
        </text:list-item>
      </text:list>
      <text:p text:style-name="P16"><text:span text:style-name="_20_Char"><text:span text:style-name="T10"><text:tab/><text:tab/></text:span></text:span><text:span text:style-name="_20_Char"><text:span text:style-name="T12">chdef -t node -o node01 postscripts=foo,bar</text:span></text:span></text:p>
      <text:p text:style-name="P16"><text:span text:style-name="_20_Char"><text:span text:style-name="T13">The order of the scripts in the list determines the order in which they will be run.</text:span></text:span></text:p>
      <text:p text:style-name="P16"><text:span text:style-name="_20_Char"><text:span text:style-name="T1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1">chtab</text:span></text:span><text:span text:style-name="_20_Char"><text:span text:style-name="T10"> or </text:span></text:span><text:span text:style-name="_20_Char"><text:span text:style-name="T11">tabedit</text:span></text:span><text:span text:style-name="_20_Char"><text:span text:style-name="T10"> command.</text:span></text:span></text:p>
      <text:h text:style-name="Heading_20_2" text:outline-level="2">Create NIM client &amp; group definitions</text:h>
      <text:p text:style-name="P29">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29"/>
      <text:p text:style-name="P29">To create NIM machine definitions you could run the following command. <text:s/></text:p>
      <text:p text:style-name="P42"><text:soft-page-break/>xcat2nim -t node –o aixnodes</text:p>
      <text:p text:style-name="P42"/>
      <text:p text:style-name="P29">To create NIM group definitions you could run the following command.</text:p>
      <text:p text:style-name="P36"><text:line-break/><text:tab/><text:span text:style-name="T3">xcat2nim –t group –o aixnodes</text:span></text:p>
      <text:p text:style-name="P36"/>
      <text:p text:style-name="P36">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7">NIM database</text:span>).</text:p>
      <text:p text:style-name="Text_20_body"/>
      <text:p text:style-name="P36"><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32">nimnodeset -i 610image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32">lsnim -l node01</text:p>
      <text:p text:style-name="P12"><text:span text:style-name="_20_Char"><text:span text:style-name="T16">The command </text:span></text:span><text:span text:style-name="T16">will also set the “</text:span><text:span text:style-name="T17">profile</text:span><text:span text:style-name="_20_Char"><text:span text:style-name="T16">” attribute in the xCAT node definitions to “</text:span></text:span><text:span text:style-name="_20_Char"><text:span text:style-name="T17">610image</text:span></text:span><text:span text:style-name="_20_Char"><text:span text:style-name="T16"> “. <text:s/>Once this attribute is set you can run the nimnodeset command without the “-i” option.</text:span></text:span></text:p>
      <text:p text:style-name="P10"><text:span text:style-name="T2">Note:</text:span> </text:p>
      <text:p text:style-name="P31">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6"><text:span text:style-name="T9"><text:s/></text:span>stopsrc -s inetd</text:p>
      <text:p text:style-name="P26">startsrc -s inetd</text:p>
      <text:h text:style-name="Heading_20_2" text:outline-level="2"><text:soft-page-break/>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34">rnetboot <text:s/>aixnodes</text:p>
      <text:p text:style-name="P35"><text:span text:style-name="T2">Note</text:span>: If you receive timeout errors from the <text:span text:style-name="T2">rnetboot</text:span> command, you may need to increase the default 60-second timeout to a larger value by setting ppctimeout in the site table:</text:p>
      <text:p text:style-name="P27">chdef -t site -o clustersite ppctimeout=180</text:p>
      <text:h text:style-name="Heading_20_2" text:outline-level="2">Verify the deployment</text:h>
      <text:list text:style-name="WW8Num33">
        <text:list-item text:start-value="1">
          <text:p text:style-name="P63">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P62"><text:tab/><text:tab/>To configure conserver: </text:p>
      <text:p text:style-name="Text_20_body"><text:tab/>Set the “cons” attribute of the node definitions to “hmc”.</text:p>
      <text:p text:style-name="Text_20_body"><text:tab/><text:tab/><text:span text:style-name="T4">chdef -t node -o aixnodes cons=hmc</text:span></text:p>
      <text:p text:style-name="P62"><text:tab/><text:tab/>Run the xCAT command. </text:p>
      <text:p text:style-name="P25">makeconservercf</text:p>
      <text:p text:style-name="P30">Kill the conserver daemon if it is running, and restart it:</text:p>
      <text:p text:style-name="P25">conserver &amp;</text:p>
      <text:p text:style-name="P30">(You may need to add /opt/freeware/bin and /opt/freeware/sbin to your PATH first).</text:p>
      <text:p text:style-name="P30">To start a console:</text:p>
      <text:list text:style-name="WW8Num33">
        <text:list-header>
          <text:p text:style-name="P66">rcons node01</text:p>
        </text:list-header>
      </text:list>
      <text:list text:style-name="WW8Num33">
        <text:list-item text:start-value="1">
          <text:p text:style-name="P63">You can use the AIX <text:span text:style-name="kwd"><text:span text:style-name="T1">lsnim</text:span></text:span> command to see the state of the NIM installation for a particular node, by running the following command on the NIM master: </text:p>
          <text:p text:style-name="P68"><text:span text:style-name="T5">lsnim -l &lt;</text:span><text:span text:style-name="var"><text:span text:style-name="T5">clientname&gt;</text:span></text:span></text:p>
        </text:list-item>
        <text:list-item>
          <text:p text:style-name="P63">Retry and troubleshooting tips: </text:p>
        </text:list-item>
      </text:list>
      <text:list text:style-name="L2">
        <text:list-item>
          <text:p text:style-name="P69">For p6 lpars, it may be helpful to bring up the HMC web interface in a browser and watch the lpar status and reference codes as the node boots.</text:p>
        </text:list-item>
        <text:list-item>
          <text:p text:style-name="P69">Verify network connections</text:p>
        </text:list-item>
        <text:list-item>
          <text:p text:style-name="P69">If the <text:span text:style-name="T2">rnetboot</text:span> returns “unsuccessful” for a node, verify that bootp and tftp is configured and running properly.</text:p>
        </text:list-item>
        <text:list-item>
          <text:p text:style-name="P75">View /etc/bootptab to make sure an entry exists for the node.</text:p>
        </text:list-item>
        <text:list-item>
          <text:p text:style-name="P75">Verify that the information in /tftpboot/&lt;node&gt;.info is correct.</text:p>
        </text:list-item>
        <text:list-item>
          <text:p text:style-name="P75"><text:soft-page-break/>Stop and restart inetd:</text:p>
        </text:list-item>
      </text:list>
      <text:p text:style-name="P49">stopsrc -s inetd</text:p>
      <text:p text:style-name="P49">startsrc -s inetd</text:p>
      <text:list text:style-name="L3">
        <text:list-item>
          <text:p text:style-name="P55">Stop and restart tftp:</text:p>
        </text:list-item>
      </text:list>
      <text:p text:style-name="P49">stopsrc -s tftp</text:p>
      <text:p text:style-name="P49">startsrc -s tftp</text:p>
      <text:list text:style-name="L3">
        <text:list-item text:start-value="1">
          <text:p text:style-name="P55"/>
        </text:list-item>
      </text:list>
      <text:list text:style-name="L2">
        <text:list-item text:start-value="1">
          <text:p text:style-name="P69">Verify NFS is running properly and mounts can be performed with this NFS server:</text:p>
        </text:list-item>
        <text:list-item>
          <text:p text:style-name="P75">View /etc/exports for correct mount information. <text:s/></text:p>
        </text:list-item>
        <text:list-item>
          <text:p text:style-name="P75">Run the showmount and exportfs commands. </text:p>
        </text:list-item>
        <text:list-item>
          <text:p text:style-name="P75">Stop and restart the NFS and related daemons:</text:p>
        </text:list-item>
      </text:list>
      <text:p text:style-name="P53">stopsrc -g nfs</text:p>
      <text:p text:style-name="P53">startsrc -g nfs</text:p>
      <text:list text:style-name="L2">
        <text:list-item text:start-value="1">
          <text:p text:style-name="P81">Attempt to mount a filesystem from another system on the network.</text:p>
        </text:list-item>
        <text:list-item>
          <text:p text:style-name="P73">If the <text:span text:style-name="T2">rnetboot</text:span> operation is successful, but lsnim shows that the node is stuck at one of the netboot phases, you may need to redo your NIM definitions. <text:s/>Try the “short” approach first:</text:p>
        </text:list-item>
      </text:list>
      <text:p text:style-name="P25">nim -F -o reset node01</text:p>
      <text:p text:style-name="P25">nim -o dkls_init node01</text:p>
      <text:p text:style-name="P25">rnetboot -f node01</text:p>
      <text:list text:style-name="L2">
        <text:list-item text:start-value="1">
          <text:p text:style-name="P73">If that doesn't work, you may need to delete the entire client definition from NIM and recreate it:</text:p>
        </text:list-item>
      </text:list>
      <text:p text:style-name="P25">nim -F -o reset node01</text:p>
      <text:p text:style-name="P25">nim -o deallocate -a root=root -a paging=paging -a dump=dump -a spot=61cosi node01</text:p>
      <text:p text:style-name="P25">nim -o remove node01</text:p>
      <text:p text:style-name="P25">mkdsklsnode -i 61cosi node01</text:p>
      <text:list text:style-name="WW8Num33">
        <text:list-header>
          <text:p text:style-name="P66">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text:soft-page-break/>Removing NIM machine definitions</text:h>
      <text:p text:style-name="P6">Use the xCAT <text:span text:style-name="T2">xcat2nim</text:span> command to remove all NIM machine definitions that were created for the specified xCAT nodes. <text:s text:c="2"/>This command <text:span text:style-name="T7">will not</text:span><text:span text:style-name="T18">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4">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3"/>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7">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6T15:32:33</dc:date>
    <meta:print-date>2008-06-16T08:24:29</meta:print-date>
    <meta:editing-cycles>212</meta:editing-cycles>
    <meta:editing-duration>P3DT12H14M44S</meta:editing-duration>
    <meta:user-defined meta:name="Info 1"/>
    <meta:user-defined meta:name="Info 2"/>
    <meta:user-defined meta:name="Info 3"/>
    <meta:user-defined meta:name="Info 4"/>
    <meta:document-statistic meta:table-count="0" meta:image-count="0" meta:object-count="0" meta:page-count="10" meta:paragraph-count="208" meta:word-count="2971" meta:character-count="17715"/>
  </office:meta>
</office:document-meta>
</file>